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office:automatic-styles>
  <office:body>
    <office:text>
      <text:p text:style-name="Title">Arrays Manipulation</text:p>
      <text:p text:style-name="Author"><text:a xlink:type="simple" xlink:href="https://csci-1301.github.io/about#authors" office:name=""><text:span text:style-name="Definition">https://csci-1301.github.io/about#authors</text:span></text:a></text:p>
      <text:p text:style-name="Date">June 21, 2021 (04:1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1">
        <text:list-item>
          <text:p text:style-name="P1">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Compile and execute it.</text:p>
        </text:list-item>
        <text:list-item>
          <text:p text:style-name="P1">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2">int[] arrayA = { 1, 2, 3, 4, 5 }; <text:s text:c="1"/>// Declare a simple array of integers</text:p>
      <text:p text:style-name="P3"/>
      <text:p text:style-name="P4">// I'd like to make a copy of that array. Let me try the following:</text:p>
      <text:p text:style-name="P5">int[] arrayCopyWrong = arrayA;</text:p>
      <text:p text:style-name="P6"/>
      <text:p text:style-name="P7">foreach (int i in arrayCopyWrong)</text:p>
      <text:p text:style-name="P8"><text:s text:c="4"/>Console.Write(i + " ");</text:p>
      <text:p text:style-name="P9"/>
      <text:p text:style-name="P10">Console.WriteLine();</text:p>
      <text:p text:style-name="P11"/>
      <text:p text:style-name="P12">// It seems to be working! Except that if we change a value in our copy:</text:p>
      <text:p text:style-name="P13">arrayCopyWrong[0] = 6;</text:p>
      <text:p text:style-name="P14"/>
      <text:p text:style-name="P15">// It also changes the value in our original array!</text:p>
      <text:p text:style-name="P16">foreach (int i in arrayA)</text:p>
      <text:p text:style-name="P17"><text:s text:c="4"/>Console.Write(i + " ");</text:p>
      <text:p text:style-name="P18"/>
      <text:p text:style-name="P19">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20">int[] arrayB = { 1, 2, 3, 4, 5 };</text:p>
      <text:p text:style-name="P21">// Create a new array object and assign it to a new reference variable</text:p>
      <text:p text:style-name="P22">int[] arrayCopyRight = new int[arrayB.Length];</text:p>
      <text:p text:style-name="P23"/>
      <text:p text:style-name="P24">// Copy each value in the array, one by one:</text:p>
      <text:p text:style-name="P25">for(int i = 0 ; i &lt; arrayB.Length; i++)</text:p>
      <text:p text:style-name="P26"><text:s text:c="4"/>arrayCopyRight[i] = arrayB[i];</text:p>
      <text:p text:style-name="P27"/>
      <text:p text:style-name="P28">// If we change a value in our copy:</text:p>
      <text:p text:style-name="P29">arrayCopyRight[0] = 6;</text:p>
      <text:p text:style-name="P30"/>
      <text:p text:style-name="P31">// It changes the value only in that copy:</text:p>
      <text:p text:style-name="P32">foreach (int i in arrayB)</text:p>
      <text:p text:style-name="P33"><text:s text:c="4"/>Console.Write(i + " ");</text:p>
      <text:p text:style-name="P34"/>
      <text:p text:style-name="P35">Console.WriteLine();</text:p>
      <text:p text:style-name="P36"/>
      <text:p text:style-name="P37">foreach (int i in arrayCopyRight)</text:p>
      <text:p text:style-name="P38"><text:s text:c="4"/>Console.Write(i + " "); <text:s text:c="1"/></text:p>
      <text:p text:style-name="P39"/>
      <text:p text:style-name="P40">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1Z</meta:creation-date>
    <dc:date>2021-06-21T20:15:41Z</dc:date>
    <meta:user-defined meta:name="date" meta:value-type="string">June  21, 2021 (04:1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